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447" officeooo:paragraph-rsid="00100447"/>
    </style:style>
    <style:style style:name="P2" style:family="paragraph" style:parent-style-name="Standard">
      <style:text-properties officeooo:rsid="00103e0b" officeooo:paragraph-rsid="00103e0b"/>
    </style:style>
    <style:style style:name="P3" style:family="paragraph" style:parent-style-name="Standard">
      <style:text-properties officeooo:rsid="00103e0b" officeooo:paragraph-rsid="001fb17d"/>
    </style:style>
    <style:style style:name="P4" style:family="paragraph" style:parent-style-name="Standard">
      <style:text-properties officeooo:rsid="00103e0b" officeooo:paragraph-rsid="002009f6"/>
    </style:style>
    <style:style style:name="P5" style:family="paragraph" style:parent-style-name="Standard">
      <style:paragraph-properties fo:text-align="center" style:justify-single-word="false"/>
      <style:text-properties officeooo:rsid="00103e0b" officeooo:paragraph-rsid="00103e0b"/>
    </style:style>
    <style:style style:name="P6" style:family="paragraph" style:parent-style-name="Standard">
      <style:text-properties officeooo:rsid="00103e0b" officeooo:paragraph-rsid="0025c3b5"/>
    </style:style>
    <style:style style:name="P7" style:family="paragraph" style:parent-style-name="Standard">
      <style:text-properties officeooo:rsid="0012c644" officeooo:paragraph-rsid="0025c3b5"/>
    </style:style>
    <style:style style:name="P8" style:family="paragraph" style:parent-style-name="Standard">
      <style:text-properties fo:font-size="15pt" fo:font-weight="bold" officeooo:rsid="001dc01f" officeooo:paragraph-rsid="001dc01f" style:font-size-asian="15pt" style:font-weight-asian="bold" style:font-size-complex="15pt" style:font-weight-complex="bold"/>
    </style:style>
    <style:style style:name="P9" style:family="paragraph" style:parent-style-name="Standard">
      <style:text-properties fo:font-size="15pt" fo:font-weight="bold" officeooo:rsid="001fb17d" officeooo:paragraph-rsid="001fb17d"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rsid="00103e0b" officeooo:paragraph-rsid="00103e0b"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5pt" fo:font-weight="bold" officeooo:rsid="00236d10" officeooo:paragraph-rsid="0025c3b5" style:font-size-asian="13.1000003814697pt" style:font-weight-asian="bold" style:font-size-complex="15pt" style:font-weight-complex="bold"/>
    </style:style>
    <style:style style:name="P12" style:family="paragraph" style:parent-style-name="Standard">
      <style:text-properties fo:font-size="12pt" officeooo:rsid="00278888" officeooo:paragraph-rsid="00278888" style:font-size-asian="12pt" style:font-size-complex="12pt"/>
    </style:style>
    <style:style style:name="P13" style:family="paragraph" style:parent-style-name="Standard">
      <style:text-properties officeooo:paragraph-rsid="001c31e9"/>
    </style:style>
    <style:style style:name="P14" style:family="paragraph" style:parent-style-name="Standard">
      <style:text-properties officeooo:rsid="001228ea" officeooo:paragraph-rsid="001fb17d"/>
    </style:style>
    <style:style style:name="P15" style:family="paragraph" style:parent-style-name="Standard">
      <style:text-properties officeooo:rsid="001228ea" officeooo:paragraph-rsid="002009f6"/>
    </style:style>
    <style:style style:name="P16" style:family="paragraph" style:parent-style-name="Standard">
      <style:paragraph-properties fo:text-align="center" style:justify-single-word="false"/>
      <style:text-properties fo:font-size="18pt" fo:font-weight="bold" officeooo:rsid="00103e0b" officeooo:paragraph-rsid="0025c3b5" style:font-size-asian="18pt" style:font-weight-asian="bold" style:font-size-complex="18pt" style:font-weight-complex="bold"/>
    </style:style>
    <style:style style:name="T1" style:family="text">
      <style:text-properties officeooo:rsid="000fd79d"/>
    </style:style>
    <style:style style:name="T2" style:family="text">
      <style:text-properties officeooo:rsid="00100447"/>
    </style:style>
    <style:style style:name="T3" style:family="text">
      <style:text-properties officeooo:rsid="00103e0b"/>
    </style:style>
    <style:style style:name="T4" style:family="text">
      <style:text-properties style:font-name="sans-serif" fo:font-size="10.5pt" style:font-size-asian="10.5pt" style:font-size-complex="10.5pt"/>
    </style:style>
    <style:style style:name="T5" style:family="text">
      <style:text-properties officeooo:rsid="001228ea"/>
    </style:style>
    <style:style style:name="T6" style:family="text">
      <style:text-properties fo:font-weight="bold" officeooo:rsid="000fd79d" style:font-weight-asian="bold" style:font-weight-complex="bold"/>
    </style:style>
    <style:style style:name="T7" style:family="text">
      <style:text-properties fo:font-weight="bold" officeooo:rsid="0012c644" style:font-weight-asian="bold" style:font-weight-complex="bold"/>
    </style:style>
    <style:style style:name="T8" style:family="text">
      <style:text-properties fo:font-size="12pt" fo:font-weight="normal" officeooo:rsid="000adb7a" style:font-size-asian="12pt" style:font-weight-asian="normal" style:font-size-complex="12pt" style:font-weight-complex="normal"/>
    </style:style>
    <style:style style:name="T9" style:family="text">
      <style:text-properties officeooo:rsid="001c31e9"/>
    </style:style>
    <style:style style:name="T10" style:family="text">
      <style:text-properties fo:font-size="18pt" fo:font-weight="bold" officeooo:rsid="000fd79d" style:font-size-asian="18pt" style:font-weight-asian="bold" style:font-size-complex="18pt" style:font-weight-complex="bold"/>
    </style:style>
    <style:style style:name="T11" style:family="text">
      <style:text-properties fo:font-weight="normal" officeooo:rsid="0012c644" style:font-weight-asian="normal" style:font-weight-complex="normal"/>
    </style:style>
    <style:style style:name="T12" style:family="text">
      <style:text-properties fo:font-style="italic" style:text-underline-style="solid" style:text-underline-width="auto" style:text-underline-color="font-color" fo:font-weight="normal" officeooo:rsid="000fd79d" fo:background-color="#fff200" loext:char-shading-value="0"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fo:font-weight="normal" officeooo:rsid="00100447" fo:background-color="#fff200" loext:char-shading-value="0"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officeooo:rsid="001228ea" fo:background-color="#fff200" loext:char-shading-value="0"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officeooo:rsid="0012c644" fo:background-color="#fff200" loext:char-shading-value="0" style:font-style-asian="italic" style:font-weight-asian="normal" style:font-style-complex="italic" style:font-weight-complex="normal"/>
    </style:style>
    <style:style style:name="T16" style:family="text">
      <style:text-properties officeooo:rsid="0012c644"/>
    </style:style>
    <style:style style:name="T17" style:family="text">
      <style:text-properties officeooo:rsid="00236d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6"/><text:span text:style-name="T10">Bipedal Jumping Robot</text:span></text:p>
      <text:p text:style-name="Standard"/>
      <text:p text:style-name="Standard">BJR can jump a<text:span text:style-name="T1">s high</text:span> as 0.5m, which is more than 50% of its body heig<text:span text:style-name="T9">ht.</text:span><text:span text:style-name="T8">They are quite useful because in addition to normal walking these robot also have the advantage to jump over certain obstacle. This is <text:s/>achieved by the use of pneumatic cylinders and torsion spring. The use of pneumatic cylinder provides high weight to power ratio and torsion spring provides great flexibility.</text:span></text:p>
      <text:p text:style-name="P13"><text:span text:style-name="T8">The designing of the leg is imitated by the physiological characterstcs of animal joints. All the joint have one degree of freedom.</text:span><text:span text:style-name="T2">The joint angle and torque output are influenced by</text:span><text:span text:style-name="T6"> </text:span><text:span text:style-name="T12">cylinder’s length and position.</text:span><text:span text:style-name="T13">Torsion spring</text:span><text:span text:style-name="T2"> as a passive component not only improves the joint compliance but also compensates for loss of power when take-off, increasing the torque output of the joint.</text:span><text:span text:style-name="T13">Oil pressure</text:span><text:span text:style-name="T2"> for pneumatics and cylinder stroke.</text:span><text:span text:style-name="T4">To keep the control in Flight simple, it is desirable to have small centroidal angular momentum when the robot jumps off the ground.</text:span></text:p>
      <text:p text:style-name="P1"/>
      <text:p text:style-name="P8">How to control it?</text:p>
      <text:p text:style-name="P1">The PC is responsible for human-computer interaction, planning jumping trajectory, selecting control parameters, receiving feedback information, and sending commands to the robot.The controller receives sensor information and controls the olenoid valve on-off according to the command received t<text:span text:style-name="T3">hr</text:span>ough the PC. By changing the solenoid valve, the pneumatic system output and transfer power make leg extension and contraction during jumping and landing.</text:p>
      <text:p text:style-name="P1"/>
      <text:p text:style-name="P9">It also has some limitations as mentioned below ~</text:p>
      <text:p text:style-name="P3">1.<text:span text:style-name="T5"> Although the hydraulic cylinder is able to generate large force, a big energy source is required to drive it. It results the increase in size and weight of the robot, and it is difficult to reproduce instantaneous motions like animals.</text:span></text:p>
      <text:p text:style-name="P4">2. <text:span text:style-name="T5">It can produce only small output and is not suitable for precise control.</text:span></text:p>
      <text:p text:style-name="P14">3. <text:span text:style-name="T3">BJR often falls down in the landing phase.</text:span></text:p>
      <text:p text:style-name="P15">4. <text:span text:style-name="T3"><text:s/>Pressure would be diiffiult to control accurately.</text:span></text:p>
      <text:p text:style-name="P2"/>
      <text:p text:style-name="P2"/>
      <text:p text:style-name="P5"><text:s text:c="29"/></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Robot Legs Inspired by Bi-articular Muscle-tendon Complex of Cats</text:p>
      <text:p text:style-name="P6"/>
      <text:p text:style-name="P6"><text:span text:style-name="T5">M</text:span>uscle-tendon complex has the function for absorbing shocking, it is utilized for soft landing from high places <text:span text:style-name="T5">and t</text:span>o achieve high performance for jumping and landing.<text:span text:style-name="T14">Electric rotary</text:span><text:span text:style-name="T5"> motors with excellent controllability, light weight and compact size as well as low cost, are still attractive as the actuators for the legged robots.The leg consists of hip, knee and ankle joints. For the knee and ankle joints, a </text:span><text:span text:style-name="T14">four-bar linkage mechanism with one elastic linkage</text:span><text:span text:style-name="T5">, in which the knee joint is driven by an electric rotary motor and the ankle joint is passive, is applied. The knee joint is driven by a </text:span><text:span text:style-name="T15">DC motor through the reduction gears </text:span><text:span text:style-name="T16">and the reduction ratio of this joint is 21.4 so that high backdrivability can be kept.The hip joint is driven by a </text:span><text:span text:style-name="T15">servo motor</text:span><text:span text:style-name="T16"> with only angle control. These rotary motors are small, lightweight.To detect the angle of each joint, </text:span><text:span text:style-name="T15">potentiometer</text:span><text:span text:style-name="T16"> is attached to each joint.Also, we can measure the torque for the knee joint by the </text:span><text:span text:style-name="T15">current sensor</text:span><text:span text:style-name="T7"> </text:span><text:span text:style-name="T16">for the DC motor.</text:span><text:span text:style-name="T15">PD control </text:span><text:span text:style-name="T16">for more accuracy. The gains, Kp and Kd are adjusted so that the motor can output maximum torque for the jumping.</text:span></text:p>
      <text:p text:style-name="P7"/>
      <text:p text:style-name="P11">Emphasis on the use of four bar linkage</text:p>
      <text:p text:style-name="P7"/>
      <text:p text:style-name="P7"><text:span text:style-name="T17">The soft landing of the robot is acheived by the use of four bar linkage which </text:span>absor<text:span text:style-name="T17">bs</text:span> shock from ground by passive extension of the elastic linkage and active actuation of the motor. Most of the kinetic energy can be stored to the elastic linkage as elastic energy during landing phase. And the stored energy is released passively together with the active motor actuating during the jumping process to achieve high and efficient jumping.</text:p>
      <text:p text:style-name="P7"/>
      <text:p text:style-name="P12">The GRF plays an vital role in jumping of the bot.<text:span text:style-name="T11">The GRF in the landing(GRF - Ground reaction force) phase for the robot using EFLM is much smaller than that by the robot using RPLM. This is due to the tendon effect realized by the elastic link for absorbing the impactive force when landing.Also GRF in takeoff is much higher due to which it gets higher height.</text:span></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4:39:37.754972575</meta:creation-date>
    <dc:date>2019-05-22T12:57:02.132388668</dc:date>
    <meta:editing-duration>PT31M24S</meta:editing-duration>
    <meta:editing-cycles>16</meta:editing-cycles>
    <meta:generator>LibreOffice/6.0.7.3$Linux_X86_64 LibreOffice_project/00m0$Build-3</meta:generator>
    <meta:document-statistic meta:table-count="0" meta:image-count="0" meta:object-count="0" meta:page-count="2" meta:paragraph-count="16" meta:word-count="652" meta:character-count="4018" meta:non-whitespace-character-count="3294"/>
  </office:meta>
</office:document-meta>
</file>